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8.33545991328 9801.30483832217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6" xml:id="id4" draw:id="id4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5" draw:id="id5">
          <draw:custom-shape draw:style-name="gr5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1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3:05:08.092527565</dc:date>
    <meta:editing-duration>PT4H17M34S</meta:editing-duration>
    <meta:editing-cycles>40</meta:editing-cycles>
    <meta:generator>LibreOffice/7.3.7.2$Linux_X86_64 LibreOffice_project/30$Build-2</meta:generator>
    <meta:document-statistic meta:object-count="7"/>
  </office:meta>
</office:document-meta>
</file>